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153C1DB440EE7070F3E.png" manifest:media-type="image/png"/>
  <manifest:file-entry manifest:full-path="Pictures/100000010000009F0000009AED6D4F87AE0061BA.png" manifest:media-type="image/png"/>
  <manifest:file-entry manifest:full-path="Pictures/10000001000003380000009E44640782D4F4E5B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Sans Pro" svg:font-family="'Source Sans Pro', sans-serif"/>
  </office:font-face-decls>
  <office:automatic-styles>
    <style:style style:name="Taula1" style:family="table">
      <style:table-properties style:width="15.921cm" table:align="margins"/>
    </style:style>
    <style:style style:name="Taula1.A" style:family="table-column">
      <style:table-column-properties style:column-width="3.184cm" style:rel-column-width="13107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ffffff" loext:opacity="100%" fo:font-size="10pt" style:font-size-asian="10pt" style:font-size-complex="10pt"/>
    </style:style>
    <style:style style:name="P3" style:family="paragraph" style:parent-style-name="Standard">
      <style:text-properties fo:color="#ffffff" loext:opacity="100%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Heading_20_2">
      <style:paragraph-properties fo:line-height="150%"/>
      <style:text-properties officeooo:paragraph-rsid="001be70b"/>
    </style:style>
    <style:style style:name="P6" style:family="paragraph" style:parent-style-name="Heading_20_2">
      <style:paragraph-properties fo:line-height="150%"/>
      <style:text-properties officeooo:paragraph-rsid="0029edc7"/>
    </style:style>
    <style:style style:name="P7" style:family="paragraph" style:parent-style-name="Standard">
      <style:paragraph-properties fo:line-height="150%"/>
      <style:text-properties officeooo:rsid="0029edc7" officeooo:paragraph-rsid="002f57bd"/>
    </style:style>
    <style:style style:name="P8" style:family="paragraph" style:parent-style-name="Standard">
      <style:paragraph-properties fo:line-height="150%"/>
      <style:text-properties officeooo:rsid="002f748b" officeooo:paragraph-rsid="002f748b"/>
    </style:style>
    <style:style style:name="P9" style:family="paragraph" style:parent-style-name="Standard">
      <style:paragraph-properties fo:line-height="150%"/>
      <style:text-properties officeooo:rsid="00316bdc" officeooo:paragraph-rsid="00316bdc"/>
    </style:style>
    <style:style style:name="P10" style:family="paragraph" style:parent-style-name="Standard">
      <style:paragraph-properties fo:line-height="150%"/>
      <style:text-properties officeooo:rsid="00316bdc" officeooo:paragraph-rsid="00352574"/>
    </style:style>
    <style:style style:name="P11" style:family="paragraph" style:parent-style-name="Table_20_Contents">
      <style:text-properties officeooo:rsid="00316bdc" officeooo:paragraph-rsid="00316bdc"/>
    </style:style>
    <style:style style:name="P12" style:family="paragraph" style:parent-style-name="Table_20_Contents">
      <style:text-properties officeooo:rsid="00316bdc" officeooo:paragraph-rsid="0032fe1a"/>
    </style:style>
    <style:style style:name="P13" style:family="paragraph" style:parent-style-name="Table_20_Contents">
      <style:text-properties officeooo:rsid="0032fe1a" officeooo:paragraph-rsid="0032fe1a"/>
    </style:style>
    <style:style style:name="P14" style:family="paragraph" style:parent-style-name="Table_20_Contents">
      <style:text-properties officeooo:rsid="00389e21" officeooo:paragraph-rsid="00389e21"/>
    </style:style>
    <style:style style:name="P15" style:family="paragraph" style:parent-style-name="Table_20_Contents">
      <style:text-properties officeooo:rsid="00389e21" officeooo:paragraph-rsid="003c15fa"/>
    </style:style>
    <style:style style:name="P16" style:family="paragraph" style:parent-style-name="Table_20_Contents">
      <style:text-properties officeooo:rsid="003b699a" officeooo:paragraph-rsid="003c15fa"/>
    </style:style>
    <style:style style:name="P17" style:family="paragraph" style:parent-style-name="Table_20_Contents">
      <style:text-properties officeooo:rsid="003df3c9" officeooo:paragraph-rsid="003df3c9"/>
    </style:style>
    <style:style style:name="P18" style:family="paragraph" style:parent-style-name="Title" style:master-page-name="Standard">
      <style:paragraph-properties fo:line-height="150%" style:page-number="1"/>
      <style:text-properties fo:font-size="26pt" officeooo:rsid="002c7489" officeooo:paragraph-rsid="002c7489" style:font-size-asian="26pt" style:font-size-complex="26pt"/>
    </style:style>
    <style:style style:name="P19" style:family="paragraph" style:parent-style-name="Standard">
      <style:paragraph-properties fo:line-height="150%"/>
      <style:text-properties officeooo:rsid="002eda37" officeooo:paragraph-rsid="002f57b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fo:color="#3465a4" loext:opacity="100%" officeooo:rsid="004734b7" officeooo:paragraph-rsid="004734b7"/>
    </style:style>
    <style:style style:name="P22" style:family="paragraph" style:parent-style-name="Standard">
      <style:paragraph-properties fo:line-height="150%"/>
      <style:text-properties fo:color="#3465a4" loext:opacity="100%" officeooo:rsid="004734b7" officeooo:paragraph-rsid="0047abb5"/>
    </style:style>
    <style:style style:name="P23" style:family="paragraph" style:parent-style-name="Table_20_Contents">
      <style:text-properties officeooo:rsid="0032fe1a" officeooo:paragraph-rsid="0032fe1a"/>
    </style:style>
    <style:style style:name="P24" style:family="paragraph" style:parent-style-name="Table_20_Contents">
      <style:text-properties officeooo:rsid="004248e7" officeooo:paragraph-rsid="004248e7"/>
    </style:style>
    <style:style style:name="P25" style:family="paragraph" style:parent-style-name="Table_20_Contents">
      <style:text-properties officeooo:rsid="0043be11" officeooo:paragraph-rsid="0043be11"/>
    </style:style>
    <style:style style:name="P26" style:family="paragraph" style:parent-style-name="Table_20_Contents">
      <style:text-properties fo:color="#3465a4" loext:opacity="100%"/>
    </style:style>
    <style:style style:name="P27" style:family="paragraph" style:parent-style-name="Table_20_Contents">
      <style:text-properties fo:color="#3465a4" loext:opacity="100%" officeooo:rsid="0045a28c" officeooo:paragraph-rsid="0045a28c"/>
    </style:style>
    <style:style style:name="P28" style:family="paragraph" style:parent-style-name="Table_20_Contents">
      <style:text-properties fo:color="#3465a4" loext:opacity="100%" officeooo:rsid="0032fe1a" officeooo:paragraph-rsid="0032fe1a"/>
    </style:style>
    <style:style style:name="P29" style:family="paragraph" style:parent-style-name="Table_20_Contents">
      <style:text-properties fo:color="#3465a4" loext:opacity="100%" officeooo:rsid="003a2a52" officeooo:paragraph-rsid="0046bf72"/>
    </style:style>
    <style:style style:name="P30" style:family="paragraph" style:parent-style-name="Table_20_Contents">
      <style:text-properties fo:color="#3465a4" loext:opacity="100%" officeooo:rsid="00389e21" officeooo:paragraph-rsid="0046bf72"/>
    </style:style>
    <style:style style:name="P31" style:family="paragraph" style:parent-style-name="Table_20_Contents">
      <style:text-properties fo:color="#3465a4" loext:opacity="100%" officeooo:rsid="00389e21" officeooo:paragraph-rsid="00389e21"/>
    </style:style>
    <style:style style:name="T1" style:family="text">
      <style:text-properties officeooo:rsid="0021f078"/>
    </style:style>
    <style:style style:name="T2" style:family="text">
      <style:text-properties officeooo:rsid="001a5ef3"/>
    </style:style>
    <style:style style:name="T3" style:family="text">
      <style:text-properties fo:color="#ffffff" loext:opacity="100%" fo:font-weight="bold" style:font-weight-asian="bold"/>
    </style:style>
    <style:style style:name="T4" style:family="text">
      <style:text-properties officeooo:rsid="002174df"/>
    </style:style>
    <style:style style:name="T5" style:family="text">
      <style:text-properties officeooo:rsid="0022edd3"/>
    </style:style>
    <style:style style:name="T6" style:family="text">
      <style:text-properties officeooo:rsid="0029edc7"/>
    </style:style>
    <style:style style:name="T7" style:family="text">
      <style:text-properties fo:font-size="16pt" fo:font-weight="normal" officeooo:rsid="002eda37" style:font-size-asian="16pt" style:font-weight-asian="normal" style:font-size-complex="16pt"/>
    </style:style>
    <style:style style:name="T8" style:family="text">
      <style:text-properties officeooo:rsid="002efd21"/>
    </style:style>
    <style:style style:name="T9" style:family="text">
      <style:text-properties officeooo:rsid="002f57bd"/>
    </style:style>
    <style:style style:name="T10" style:family="text">
      <style:text-properties fo:font-weight="bold" officeooo:rsid="002efd21" style:font-weight-asian="bold" style:font-weight-complex="bold"/>
    </style:style>
    <style:style style:name="T11" style:family="text">
      <style:text-properties officeooo:rsid="002f748b"/>
    </style:style>
    <style:style style:name="T12" style:family="text">
      <style:text-properties officeooo:rsid="00316bdc"/>
    </style:style>
    <style:style style:name="T13" style:family="text">
      <style:text-properties officeooo:rsid="0032fe1a"/>
    </style:style>
    <style:style style:name="T14" style:family="text">
      <style:text-properties officeooo:rsid="003315a4"/>
    </style:style>
    <style:style style:name="T15" style:family="text">
      <style:text-properties officeooo:rsid="0033c04d"/>
    </style:style>
    <style:style style:name="T16" style:family="text">
      <style:text-properties officeooo:rsid="00352574"/>
    </style:style>
    <style:style style:name="T17" style:family="text">
      <style:text-properties officeooo:rsid="0036add2"/>
    </style:style>
    <style:style style:name="T18" style:family="text">
      <style:text-properties officeooo:rsid="00389e21"/>
    </style:style>
    <style:style style:name="T19" style:family="text">
      <style:text-properties officeooo:rsid="003c15fa"/>
    </style:style>
    <style:style style:name="T20" style:family="text">
      <style:text-properties officeooo:rsid="003d8079"/>
    </style:style>
    <style:style style:name="T21" style:family="text">
      <style:text-properties officeooo:rsid="003fe99a"/>
    </style:style>
    <style:style style:name="T22" style:family="text">
      <style:text-properties officeooo:rsid="0043be11"/>
    </style:style>
    <style:style style:name="T23" style:family="text">
      <style:text-properties officeooo:rsid="0045a28c"/>
    </style:style>
    <style:style style:name="T24" style:family="text">
      <style:text-properties officeooo:rsid="0046bf72"/>
    </style:style>
    <style:style style:name="T25" style:family="text">
      <style:text-properties fo:font-variant="normal" fo:text-transform="none" fo:color="#000000" loext:opacity="100%" style:font-name="Source Sans Pro" fo:font-size="10.8000001907349pt" fo:letter-spacing="normal" fo:font-style="normal" fo:font-weight="normal"/>
    </style:style>
    <style:style style:name="T26" style:family="text">
      <style:text-properties fo:font-variant="normal" fo:text-transform="none" fo:color="#000000" loext:opacity="100%" fo:letter-spacing="normal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lgoritmes de Classificació</text:p>
      <text:p text:style-name="P6"><text:span text:style-name="T4">Part</text:span> 1. <text:span text:style-name="T7">Coneixer els algoritmes més característics</text:span></text:p>
      <text:p text:style-name="P19">En aquest punt, aprofitarem que tenim creat un procés on es fa ús d’un arbre de decisió, que és el detallat a la Teoria 01 (Titanic amb cross-validation) per a presentar-vos els algoritmes de classificació més habituals. </text:p>
      <text:p text:style-name="P7"/>
      <text:p text:style-name="P7"><text:span text:style-name="T10">Atenció,</text:span><text:span text:style-name="T8"> alterant aquest procés presentat a la sessió anterior, ens allunyem del que significa una tècnica EDA, </text:span><text:span text:style-name="T9">és a dir, l’objectiu en aquesta pràctica és comparar diferents algoritmes en les mateixes condicions.</text:span></text:p>
      <text:p text:style-name="P5"><text:span text:style-name="T5">Part</text:span> 2. <text:span text:style-name="T6">Procediment</text:span></text:p>
      <text:p text:style-name="P7"><text:span text:style-name="T9">Tornar a muntar el procés descrit a la teoria, </text:span><text:span text:style-name="T11">és a dir, dataset Titanic, cross-validation, decission tree, apply-model,...</text:span></text:p>
      <text:p text:style-name="P8">Anar canviant l’algoritme de classificació (arbre de decisió) i observar els resultats. </text:p>
      <text:p text:style-name="P9">Omplir la taula següent d’observacions, <text:span text:style-name="T13">substitueix els interrogants per les teves eleccions </text:span><text:span text:style-name="T14">de paràmetre </text:span><text:span text:style-name="T13">o els teus resultat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able:table table:name="Taula1" table:style-name="Taula1">
        <table:table-column table:style-name="Taula1.A" table:number-columns-repeated="5"/>
        <text:soft-page-break/>
        <table:table-row table:style-name="TableLine2071496280832">
          <table:table-cell table:style-name="Taula1.A1" office:value-type="string">
            <text:p text:style-name="Table_20_Contents"/>
          </table:table-cell>
          <table:table-cell table:style-name="Taula1.A1" office:value-type="string">
            <text:p text:style-name="P11">Parametre 1</text:p>
          </table:table-cell>
          <table:table-cell table:style-name="Taula1.A1" office:value-type="string">
            <text:p text:style-name="P11">Parametre 2</text:p>
          </table:table-cell>
          <table:table-cell table:style-name="Taula1.A1" office:value-type="string">
            <text:p text:style-name="P11">Parametre 3</text:p>
          </table:table-cell>
          <table:table-cell table:style-name="Taula1.E1" office:value-type="string">
            <text:p text:style-name="Table_20_Contents"><text:s/><text:span text:style-name="T12">Accuracy</text:span></text:p>
          </table:table-cell>
        </table:table-row>
        <table:table-row table:style-name="TableLine2071496271040">
          <table:table-cell table:style-name="Taula1.A2" office:value-type="string">
            <text:p text:style-name="P12">Decision Tree</text:p>
          </table:table-cell>
          <table:table-cell table:style-name="Taula1.A2" office:value-type="string">
            <text:p text:style-name="P12">maximal_depth=20</text:p>
          </table:table-cell>
          <table:table-cell table:style-name="Taula1.A2" office:value-type="string">
            <text:p text:style-name="P12">Confidence=0.25</text:p>
          </table:table-cell>
          <table:table-cell table:style-name="Taula1.A2" office:value-type="string">
            <text:p text:style-name="P12">Minimal gain=0.1</text:p>
          </table:table-cell>
          <table:table-cell table:style-name="Taula1.E2" office:value-type="string">
            <text:p text:style-name="P26">78.69%</text:p>
          </table:table-cell>
        </table:table-row>
        <table:table-row table:style-name="TableLine2071496267232">
          <table:table-cell table:style-name="Taula1.A2" office:value-type="string">
            <text:p text:style-name="P11">Decision Tree</text:p>
          </table:table-cell>
          <table:table-cell table:style-name="Taula1.A2" office:value-type="string">
            <text:p text:style-name="P11">maximal_depth=<text:span text:style-name="T13">15</text:span></text:p>
          </table:table-cell>
          <table:table-cell table:style-name="Taula1.A2" office:value-type="string">
            <text:p text:style-name="P11">Confidence=0.25</text:p>
          </table:table-cell>
          <table:table-cell table:style-name="Taula1.A2" office:value-type="string">
            <text:p text:style-name="P11">Minimal gain=0.1</text:p>
          </table:table-cell>
          <table:table-cell table:style-name="Taula1.E2" office:value-type="string">
            <text:p text:style-name="P26">78.69%</text:p>
          </table:table-cell>
        </table:table-row>
        <table:table-row table:style-name="TableLine2071496272400">
          <table:table-cell table:style-name="Taula1.A2" office:value-type="string">
            <text:p text:style-name="P11">Logistic Regression</text:p>
          </table:table-cell>
          <table:table-cell table:style-name="Taula1.A2" office:value-type="string">
            <text:p text:style-name="P11">C<text:span text:style-name="T13">=</text:span><text:span text:style-name="T23">NOT</text:span></text:p>
          </table:table-cell>
          <table:table-cell table:style-name="Taula1.A2" office:value-type="string">
            <text:p text:style-name="P11">Max-iter<text:span text:style-name="T13">=</text:span><text:span text:style-name="T23">NOT</text:span></text:p>
          </table:table-cell>
          <table:table-cell table:style-name="Taula1.A2" office:value-type="string">
            <text:p text:style-name="P11">Penalty o Solver<text:span text:style-name="T15">=</text:span><text:span text:style-name="T23">NOT</text:span></text:p>
          </table:table-cell>
          <table:table-cell table:style-name="Taula1.E2" office:value-type="string">
            <text:p text:style-name="P26">71.81% </text:p>
          </table:table-cell>
        </table:table-row>
        <table:table-row table:style-name="TableLine2071496274848">
          <table:table-cell table:style-name="Taula1.A2" office:value-type="string">
            <text:p text:style-name="P13">Random Forest</text:p>
          </table:table-cell>
          <table:table-cell table:style-name="Taula1.A2" office:value-type="string">
            <text:p text:style-name="P13">n_estimators<text:span text:style-name="T16">=</text:span></text:p>
            <text:p text:style-name="P24">10<text:span text:style-name="T22">0</text:span></text:p>
          </table:table-cell>
          <table:table-cell table:style-name="Taula1.A2" office:value-type="string">
            <text:p text:style-name="P25">Criterion = accuracy</text:p>
          </table:table-cell>
          <table:table-cell table:style-name="Taula1.A2" office:value-type="string">
            <text:p text:style-name="P25">Maximal depth = 10</text:p>
          </table:table-cell>
          <table:table-cell table:style-name="Taula1.E2" office:value-type="string">
            <text:p text:style-name="P26">96.33%</text:p>
          </table:table-cell>
        </table:table-row>
        <table:table-row table:style-name="TableLine2071496276480">
          <table:table-cell table:style-name="Taula1.A2" office:value-type="string">
            <text:p text:style-name="P13">Support Vector Machine</text:p>
          </table:table-cell>
          <table:table-cell table:style-name="Taula1.A2" office:value-type="string">
            <text:p text:style-name="P28">C=10</text:p>
          </table:table-cell>
          <table:table-cell table:style-name="Taula1.A2" office:value-type="string">
            <text:p text:style-name="P28">Kernel<text:span text:style-name="T15">=</text:span><text:span text:style-name="T22">radial</text:span></text:p>
          </table:table-cell>
          <table:table-cell table:style-name="Taula1.A2" office:value-type="string">
            <text:p text:style-name="P28">Gamma<text:span text:style-name="T15">=</text:span><text:span text:style-name="T22">1.0</text:span></text:p>
          </table:table-cell>
          <table:table-cell table:style-name="Taula1.E2" office:value-type="string">
            <text:p text:style-name="P27">NOT</text:p>
          </table:table-cell>
        </table:table-row>
        <table:table-row table:style-name="TableLine2071496276752">
          <table:table-cell table:style-name="Taula1.A2" office:value-type="string">
            <text:p text:style-name="P13">Support Vector Machine</text:p>
          </table:table-cell>
          <table:table-cell table:style-name="Taula1.A2" office:value-type="string">
            <text:p text:style-name="P13">C=10</text:p>
          </table:table-cell>
          <table:table-cell table:style-name="Taula1.A2" office:value-type="string">
            <text:p text:style-name="P13">Kernel diferent al anterior<text:span text:style-name="T15">=?</text:span></text:p>
          </table:table-cell>
          <table:table-cell table:style-name="Taula1.A2" office:value-type="string">
            <text:p text:style-name="P13">Gamma <text:span text:style-name="T15">igual al anterior=?</text:span></text:p>
          </table:table-cell>
          <table:table-cell table:style-name="Taula1.E2" office:value-type="string">
            <text:p text:style-name="P27">NOT</text:p>
          </table:table-cell>
        </table:table-row>
        <table:table-row table:style-name="TableLine2071496277024">
          <table:table-cell table:style-name="Taula1.A2" office:value-type="string">
            <text:p text:style-name="P14">KNN</text:p>
          </table:table-cell>
          <table:table-cell table:style-name="Taula1.A2" office:value-type="string">
            <text:p text:style-name="P14">k_neightbors=3</text:p>
          </table:table-cell>
          <table:table-cell table:style-name="Taula1.A2" office:value-type="string">
            <text:p text:style-name="P31">weight=<text:span text:style-name="T24">NOT</text:span></text:p>
          </table:table-cell>
          <table:table-cell table:style-name="Taula1.A2" office:value-type="string">
            <text:p text:style-name="P29">p=<text:span text:style-name="T24">NOT</text:span></text:p>
          </table:table-cell>
          <table:table-cell table:style-name="Taula1.E2" office:value-type="string">
            <text:p text:style-name="P26">65.39%</text:p>
          </table:table-cell>
        </table:table-row>
        <table:table-row table:style-name="TableLine2071496277296">
          <table:table-cell table:style-name="Taula1.A2" office:value-type="string">
            <text:p text:style-name="P14">KNN</text:p>
          </table:table-cell>
          <table:table-cell table:style-name="Taula1.A2" office:value-type="string">
            <text:p text:style-name="P14">k_neightbors=<text:span text:style-name="T19">5</text:span></text:p>
          </table:table-cell>
          <table:table-cell table:style-name="Taula1.A2" office:value-type="string">
            <text:p text:style-name="P30">weight=<text:span text:style-name="T24">NOT</text:span></text:p>
          </table:table-cell>
          <table:table-cell table:style-name="Taula1.A2" office:value-type="string">
            <text:p text:style-name="P29">p=<text:span text:style-name="T24">NOT</text:span></text:p>
          </table:table-cell>
          <table:table-cell table:style-name="Taula1.E2" office:value-type="string">
            <text:p text:style-name="P26">65.62%</text:p>
          </table:table-cell>
        </table:table-row>
        <table:table-row table:style-name="TableLine2071496277840">
          <table:table-cell table:style-name="Taula1.A2" office:value-type="string">
            <text:p text:style-name="P15">KNN</text:p>
          </table:table-cell>
          <table:table-cell table:style-name="Taula1.A2" office:value-type="string">
            <text:p text:style-name="P14">k_neightbors=<text:span text:style-name="T21">10</text:span></text:p>
          </table:table-cell>
          <table:table-cell table:style-name="Taula1.A2" office:value-type="string">
            <text:p text:style-name="P30">weight=<text:span text:style-name="T24">NOT</text:span></text:p>
          </table:table-cell>
          <table:table-cell table:style-name="Taula1.A2" office:value-type="string">
            <text:p text:style-name="P29">p=<text:span text:style-name="T24">NOT</text:span></text:p>
          </table:table-cell>
          <table:table-cell table:style-name="Taula1.E2" office:value-type="string">
            <text:p text:style-name="P26">65.47%</text:p>
          </table:table-cell>
        </table:table-row>
        <table:table-row table:style-name="TableLine2071496267776">
          <table:table-cell table:style-name="Taula1.A2" office:value-type="string">
            <text:p text:style-name="P16">Naive Bayes</text:p>
          </table:table-cell>
          <table:table-cell table:style-name="Taula1.A2" office:value-type="string">
            <text:p text:style-name="P17">Laplace_correction=true</text:p>
          </table:table-cell>
          <table:table-cell table:style-name="Taula1.A2" office:value-type="string">
            <text:p text:style-name="P16">var_smoothing</text:p>
          </table:table-cell>
          <table:table-cell table:style-name="Taula1.A2" office:value-type="string">
            <text:p text:style-name="P17">priors</text:p>
          </table:table-cell>
          <table:table-cell table:style-name="Taula1.E2" office:value-type="string">
            <text:p text:style-name="P26">89.69%</text:p>
          </table:table-cell>
        </table:table-row>
      </table:table>
      <text:p text:style-name="P7"/>
      <text:p text:style-name="P6"><text:span text:style-name="T5">Part</text:span> <text:span text:style-name="T6">3</text:span>. <text:span text:style-name="T6">Entregable</text:span></text:p>
      <text:p text:style-name="P10"><text:span text:style-name="T16">Document PDFamb la taula anterior completada, anotacions sobre l’execució de la comparativa (algoritmes lents, </text:span><text:span text:style-name="T18">algoritmes impracticables</text:span><text:span text:style-name="T16">, Accuracy baix, necessitat d’operadors addicionals, </text:span><text:span text:style-name="T20">com afecta un paràmetre diferent a un mateix algoritme</text:span><text:span text:style-name="T16">,..</text:span><text:span text:style-name="T13">.</text:span><text:span text:style-name="T16">) i </text:span><text:span text:style-name="T17">reflexions sobre l’interpretabilitat de les classificacions obtingudes.</text:span></text:p>
      <text:p text:style-name="P20"/>
      <text:p text:style-name="P22">En el árbol de decisión, en precisión no se encuentra una diferencia entre 20 y 15. Regresión logística no se ha definido ningún parámetro y su precisión es del 71.81%.</text:p>
      <text:p text:style-name="P22">En Máquina vectorial se han definido los parámetros, pero ha generado errores. </text:p>
      <text:p text:style-name="P22">KNN en las 3 ha dado una precisión similar las 3 siendo la más alta la 5. </text:p>
      <text:p text:style-name="P22">Naive Bayer no se ha definido los nada y su precisión es alta con un 89.69%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text-properties fo:color="#ffffff" loext:opacity="100%" fo:font-size="10pt" style:font-size-asian="10pt" style:font-size-complex="10pt"/>
    </style:style>
    <style:style style:name="MP3" style:family="paragraph" style:parent-style-name="Standard">
      <style:text-properties fo:color="#ffffff" loext:opacity="100%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21f078"/>
    </style:style>
    <style:style style:name="MT2" style:family="text">
      <style:text-properties officeooo:rsid="001a5ef3"/>
    </style:style>
    <style:style style:name="MT3" style:family="text">
      <style:text-properties fo:color="#ffffff" loext:opacity="100%" fo:font-weight="bold" style:font-weight-asian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199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99cm" fo:margin-left="0cm" fo:margin-right="0cm" fo:margin-bottom="4.898cm" style:dynamic-spacing="true"/>
      </style:header-style>
      <style:footer-style>
        <style:header-footer-properties fo:min-height="3.713cm" fo:margin-left="0cm" fo:margin-right="0cm" fo:margin-top="3.61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-0.018cm" svg:y="-0.026cm" svg:width="21.034cm" svg:height="3.992cm" draw:z-index="9"><draw:image xlink:href="Pictures/100000010000080000000153C1DB440EE7070F3E.png" xlink:type="simple" xlink:show="embed" xlink:actuate="onLoad" draw:mime-type="image/png"/></draw:frame></text:p>
        <text:p text:style-name="MP2"><draw:frame draw:style-name="Mfr2" draw:name="image2.png" text:anchor-type="char" svg:x="14.182cm" svg:y="0.51cm" svg:width="1.732cm" svg:height="1.679cm" draw:z-index="7"><draw:image xlink:href="Pictures/100000010000009F0000009AED6D4F87AE0061BA.png" xlink:type="simple" xlink:show="embed" xlink:actuate="onLoad" draw:mime-type="image/png"/></draw:frame></text:p>
        <text:p text:style-name="MP2"/>
        <text:p text:style-name="MP2">Departament d’Informàtica</text:p>
        <text:p text:style-name="MP3"><text:span text:style-name="MT1">Curs Especialització IA i Big Data</text:span> | M<text:span text:style-name="MT2">5 Projectes</text:span> </text:p>
        <text:p text:style-name="MP2">Introducció a <text:span text:style-name="MT1">RapidMiner</text:span> | Curs 202<text:span text:style-name="MT2">2</text:span>/202<text:span text:style-name="MT2">3</text:span></text:p>
        <text:p text:style-name="MP1"/>
        <text:p text:style-name="MP1"/>
        <text:p text:style-name="Standard"/>
      </style:header>
      <style:footer>
        <text:p text:style-name="Heading_20_2"><text:bookmark-start text:name="_wagfffk5zebw"/><draw:frame draw:style-name="Mfr2" draw:name="image4.png" text:anchor-type="char" svg:x="-2.566cm" svg:y="0cm" svg:width="22.04cm" svg:height="3.995cm" draw:z-index="5"><draw:image xlink:href="Pictures/100000010000080000000153C1DB440EE7070F3E.png" xlink:type="simple" xlink:show="embed" xlink:actuate="onLoad" draw:mime-type="image/png"/></draw:frame><draw:frame draw:style-name="Mfr2" draw:name="image1.png" text:anchor-type="char" svg:x="5.526cm" svg:y="1.349cm" svg:width="4.854cm" svg:height="0.926cm" draw:z-index="3"><draw:image xlink:href="Pictures/10000001000003380000009E44640782D4F4E5B2.png" xlink:type="simple" xlink:show="embed" xlink:actuate="onLoad" draw:mime-type="image/png"/></draw:frame><text:bookmark-end text:name="_wagfffk5zebw"/></text:p>
        <text:p text:style-name="MP4"><text:span text:style-name="MT3">Pàgina </text:span><text:page-number text:select-page="current">1</text:page-number><draw:frame draw:style-name="Mfr2" draw:name="Image1" text:anchor-type="char" svg:x="-9.955cm" svg:y="1.901cm" svg:width="26.194cm" svg:height="5.191cm" draw:z-index="1"><draw:image xlink:href="Pictures/100000010000080000000153C1DB440EE7070F3E.png" xlink:type="simple" xlink:show="embed" xlink:actuate="onLoad" draw:mime-type="image/png"/></draw:frame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09T19:00:05.483000000</dc:date>
    <meta:editing-duration>PT1H52M50S</meta:editing-duration>
    <meta:editing-cycles>32</meta:editing-cycles>
    <meta:document-statistic meta:table-count="1" meta:image-count="5" meta:object-count="0" meta:page-count="2" meta:paragraph-count="73" meta:word-count="347" meta:character-count="2347" meta:non-whitespace-character-count="2066"/>
  </office:meta>
</office:document-meta>
</file>